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7"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8"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1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2"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3"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7"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officeooo:paragraph-rsid="00482c69"/>
    </style:style>
    <style:style style:name="P34" style:family="paragraph" style:parent-style-name="Standard">
      <style:paragraph-properties fo:text-align="end" style:justify-single-word="false" style:writing-mode="rl-tb"/>
      <style:text-properties officeooo:paragraph-rsid="004c2a93"/>
    </style:style>
    <style:style style:name="P3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6" style:family="paragraph" style:parent-style-name="Standard">
      <style:paragraph-properties fo:text-align="end" style:justify-single-word="false" style:writing-mode="rl-tb"/>
      <style:text-properties officeooo:paragraph-rsid="004da047"/>
    </style:style>
    <style:style style:name="P37" style:family="paragraph" style:parent-style-name="Standard">
      <style:paragraph-properties fo:text-align="end" style:justify-single-word="false" style:writing-mode="rl-tb"/>
      <style:text-properties officeooo:paragraph-rsid="004e4b33"/>
    </style:style>
    <style:style style:name="P38" style:family="paragraph" style:parent-style-name="Standard">
      <style:paragraph-properties fo:text-align="end" style:justify-single-word="false" style:writing-mode="rl-tb"/>
      <style:text-properties officeooo:paragraph-rsid="004f9eb4"/>
    </style:style>
    <style:style style:name="P39" style:family="paragraph" style:parent-style-name="Standard">
      <style:paragraph-properties fo:text-align="end" style:justify-single-word="false" style:writing-mode="rl-tb"/>
      <style:text-properties officeooo:paragraph-rsid="005885f1"/>
    </style:style>
    <style:style style:name="P40" style:family="paragraph" style:parent-style-name="Standard">
      <style:paragraph-properties fo:text-align="end" style:justify-single-word="false" style:writing-mode="rl-tb"/>
      <style:text-properties officeooo:paragraph-rsid="0058ff5f"/>
    </style:style>
    <style:style style:name="P41" style:family="paragraph" style:parent-style-name="Standard">
      <style:paragraph-properties fo:text-align="end" style:justify-single-word="false" style:writing-mode="rl-tb"/>
      <style:text-properties officeooo:paragraph-rsid="005b2764"/>
    </style:style>
    <style:style style:name="P42" style:family="paragraph" style:parent-style-name="Standard">
      <style:paragraph-properties fo:text-align="end" style:justify-single-word="false" style:writing-mode="rl-tb"/>
      <style:text-properties officeooo:paragraph-rsid="005cfe2e"/>
    </style:style>
    <style:style style:name="P43" style:family="paragraph" style:parent-style-name="Standard">
      <style:paragraph-properties fo:text-align="end" style:justify-single-word="false" style:writing-mode="rl-tb"/>
      <style:text-properties officeooo:paragraph-rsid="0065e85c"/>
    </style:style>
    <style:style style:name="P44" style:family="paragraph" style:parent-style-name="Standard">
      <style:paragraph-properties fo:text-align="end" style:justify-single-word="false" style:writing-mode="rl-tb"/>
      <style:text-properties officeooo:paragraph-rsid="007f713f"/>
    </style:style>
    <style:style style:name="P45" style:family="paragraph" style:parent-style-name="Standard">
      <style:paragraph-properties fo:text-align="end" style:justify-single-word="false" style:writing-mode="rl-tb"/>
      <style:text-properties officeooo:paragraph-rsid="0080796f"/>
    </style:style>
    <style:style style:name="P46" style:family="paragraph" style:parent-style-name="Standard">
      <style:paragraph-properties fo:text-align="end" style:justify-single-word="false" style:writing-mode="rl-tb"/>
      <style:text-properties officeooo:paragraph-rsid="0082548d"/>
    </style:style>
    <style:style style:name="P47" style:family="paragraph" style:parent-style-name="Standard">
      <style:paragraph-properties fo:text-align="end" style:justify-single-word="false" style:writing-mode="rl-tb"/>
      <style:text-properties officeooo:paragraph-rsid="00838a48"/>
    </style:style>
    <style:style style:name="P48" style:family="paragraph" style:parent-style-name="Standard">
      <style:paragraph-properties fo:text-align="end" style:justify-single-word="false" style:writing-mode="rl-tb"/>
      <style:text-properties officeooo:paragraph-rsid="008579cf"/>
    </style:style>
    <style:style style:name="P49" style:family="paragraph" style:parent-style-name="Standard">
      <style:paragraph-properties fo:text-align="end" style:justify-single-word="false" style:writing-mode="rl-tb"/>
      <style:text-properties officeooo:paragraph-rsid="0086eeec"/>
    </style:style>
    <style:style style:name="P50" style:family="paragraph" style:parent-style-name="Standard">
      <style:paragraph-properties fo:text-align="end" style:justify-single-word="false" style:writing-mode="rl-tb"/>
      <style:text-properties officeooo:paragraph-rsid="008865fc"/>
    </style:style>
    <style:style style:name="P51" style:family="paragraph" style:parent-style-name="Standard">
      <style:paragraph-properties fo:text-align="end" style:justify-single-word="false" style:writing-mode="rl-tb"/>
      <style:text-properties officeooo:paragraph-rsid="008a3765"/>
    </style:style>
    <style:style style:name="P52" style:family="paragraph" style:parent-style-name="Standard">
      <style:paragraph-properties fo:text-align="end" style:justify-single-word="false" style:writing-mode="rl-tb"/>
      <style:text-properties officeooo:paragraph-rsid="00d0a320"/>
    </style:style>
    <style:style style:name="P5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5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55"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56"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7"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8"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9"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0" style:family="paragraph" style:parent-style-name="Standard">
      <style:paragraph-properties fo:text-align="start" style:justify-single-word="false" style:writing-mode="lr-tb"/>
      <style:text-properties officeooo:paragraph-rsid="00482c69"/>
    </style:style>
    <style:style style:name="P61" style:family="paragraph" style:parent-style-name="Standard">
      <style:paragraph-properties fo:text-align="start" style:justify-single-word="false" style:writing-mode="lr-tb"/>
      <style:text-properties officeooo:paragraph-rsid="004c2a93"/>
    </style:style>
    <style:style style:name="P62" style:family="paragraph" style:parent-style-name="Standard">
      <style:paragraph-properties fo:text-align="start" style:justify-single-word="false" style:writing-mode="lr-tb"/>
      <style:text-properties officeooo:paragraph-rsid="004da047"/>
    </style:style>
    <style:style style:name="P63" style:family="paragraph" style:parent-style-name="Standard">
      <style:paragraph-properties fo:text-align="start" style:justify-single-word="false" style:writing-mode="lr-tb"/>
      <style:text-properties officeooo:paragraph-rsid="004f9eb4"/>
    </style:style>
    <style:style style:name="P64" style:family="paragraph" style:parent-style-name="Standard">
      <style:text-properties officeooo:paragraph-rsid="004a3e8b"/>
    </style:style>
    <style:style style:name="P65" style:family="paragraph" style:parent-style-name="Standard">
      <style:text-properties officeooo:paragraph-rsid="00482c69"/>
    </style:style>
    <style:style style:name="P66"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7" style:family="paragraph" style:parent-style-name="Figure">
      <style:paragraph-properties fo:text-align="center" style:justify-single-word="false"/>
    </style:style>
    <style:style style:name="P68"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6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70"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71"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7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cc0ce6"/>
    </style:style>
    <style:style style:name="P7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7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7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7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6a57a"/>
    </style:style>
    <style:style style:name="P7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e3b93"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daf63"/>
    </style:style>
    <style:style style:name="T16" style:family="text">
      <style:text-properties officeooo:rsid="007ea8a1"/>
    </style:style>
    <style:style style:name="T17" style:family="text">
      <style:text-properties officeooo:rsid="007f713f"/>
    </style:style>
    <style:style style:name="T18" style:family="text">
      <style:text-properties officeooo:rsid="006aad82"/>
    </style:style>
    <style:style style:name="T19" style:family="text">
      <style:text-properties fo:font-size="15pt" officeooo:rsid="008ad104" style:font-size-asian="15pt" style:font-name-complex="IRZar" style:font-size-complex="15pt"/>
    </style:style>
    <style:style style:name="T20" style:family="text">
      <style:text-properties fo:font-size="15pt" officeooo:rsid="00903ce0" style:font-size-asian="15pt" style:font-name-complex="IRZar" style:font-size-complex="15pt"/>
    </style:style>
    <style:style style:name="T21" style:family="text">
      <style:text-properties fo:font-size="15pt" officeooo:rsid="009124de" style:font-size-asian="15pt" style:font-name-complex="IRZar" style:font-size-complex="15pt"/>
    </style:style>
    <style:style style:name="T22" style:family="text">
      <style:text-properties fo:font-size="15pt" officeooo:rsid="007b4fe5" style:font-size-asian="15pt" style:font-name-complex="IRZar" style:font-size-complex="15pt"/>
    </style:style>
    <style:style style:name="T23" style:family="text">
      <style:text-properties fo:font-size="15pt" officeooo:rsid="0025dde3" style:font-size-asian="15pt" style:font-name-complex="IRZar" style:font-size-complex="15pt"/>
    </style:style>
    <style:style style:name="T24" style:family="text">
      <style:text-properties fo:font-size="15pt" officeooo:rsid="003d0934" style:font-size-asian="15pt" style:font-name-complex="IRZar" style:font-size-complex="15pt"/>
    </style:style>
    <style:style style:name="T25" style:family="text">
      <style:text-properties fo:font-size="15pt" officeooo:rsid="007c15f5" style:font-size-asian="15pt" style:font-name-complex="IRZar" style:font-size-complex="15pt"/>
    </style:style>
    <style:style style:name="T26" style:family="text">
      <style:text-properties fo:font-size="15pt" officeooo:rsid="00930446" style:font-size-asian="15pt" style:font-name-complex="IRZar" style:font-size-complex="15pt"/>
    </style:style>
    <style:style style:name="T27" style:family="text">
      <style:text-properties fo:font-size="15pt" officeooo:rsid="007daf63" style:font-size-asian="15pt" style:font-name-complex="IRZar" style:font-size-complex="15pt"/>
    </style:style>
    <style:style style:name="T28" style:family="text">
      <style:text-properties fo:font-size="15pt" officeooo:rsid="00969037" style:font-size-asian="15pt" style:font-name-complex="IRZar" style:font-size-complex="15pt"/>
    </style:style>
    <style:style style:name="T29" style:family="text">
      <style:text-properties fo:font-size="15pt" officeooo:rsid="00a4f688" style:font-size-asian="15pt" style:font-name-complex="IRZar" style:font-size-complex="15pt"/>
    </style:style>
    <style:style style:name="T30" style:family="text">
      <style:text-properties fo:font-size="15pt" officeooo:rsid="00bdcab1" style:font-size-asian="15pt" style:font-name-complex="IRZar" style:font-size-complex="15pt"/>
    </style:style>
    <style:style style:name="T31" style:family="text">
      <style:text-properties fo:font-size="15pt" officeooo:rsid="00a5f417" style:font-size-asian="15pt" style:font-name-complex="IRZar" style:font-size-complex="15pt"/>
    </style:style>
    <style:style style:name="T32" style:family="text">
      <style:text-properties fo:font-size="15pt" officeooo:rsid="00a854e1"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fo:font-size="15pt" officeooo:rsid="00d931b2" style:font-size-asian="15pt" style:font-name-complex="IRZar" style:font-size-complex="15pt"/>
    </style:style>
    <style:style style:name="T41" style:family="text">
      <style:text-properties fo:font-size="15pt" officeooo:rsid="00df4ccd" style:font-size-asian="15pt" style:font-name-complex="IRZar" style:font-size-complex="15pt"/>
    </style:style>
    <style:style style:name="T42" style:family="text">
      <style:text-properties fo:font-size="15pt" officeooo:rsid="0096a57a" style:font-size-asian="15pt" style:font-name-complex="IRZar" style:font-size-complex="15pt"/>
    </style:style>
    <style:style style:name="T43" style:family="text">
      <style:text-properties fo:font-size="15pt" officeooo:rsid="00eb9bc7" style:font-size-asian="15pt" style:font-name-complex="IRZar" style:font-size-complex="15pt"/>
    </style:style>
    <style:style style:name="T44" style:family="text">
      <style:text-properties officeooo:rsid="009124de"/>
    </style:style>
    <style:style style:name="T45" style:family="text">
      <style:text-properties officeooo:rsid="00930446"/>
    </style:style>
    <style:style style:name="T46" style:family="text">
      <style:text-properties officeooo:rsid="00969037"/>
    </style:style>
    <style:style style:name="T47" style:family="text">
      <style:text-properties officeooo:rsid="0096a57a"/>
    </style:style>
    <style:style style:name="T48" style:family="text">
      <style:text-properties officeooo:rsid="009fa523"/>
    </style:style>
    <style:style style:name="T49" style:family="text">
      <style:text-properties officeooo:rsid="00a12657"/>
    </style:style>
    <style:style style:name="T50" style:family="text">
      <style:text-properties officeooo:rsid="00a2ff93"/>
    </style:style>
    <style:style style:name="T51" style:family="text">
      <style:text-properties officeooo:rsid="00a3d3f5"/>
    </style:style>
    <style:style style:name="T52" style:family="text">
      <style:text-properties style:text-underline-style="solid" style:text-underline-width="auto" style:text-underline-color="font-color" officeooo:rsid="00a2ff93"/>
    </style:style>
    <style:style style:name="T53" style:family="text">
      <style:text-properties officeooo:rsid="00a44a9a"/>
    </style:style>
    <style:style style:name="T54" style:family="text">
      <style:text-properties officeooo:rsid="00a4f688"/>
    </style:style>
    <style:style style:name="T55" style:family="text">
      <style:text-properties officeooo:rsid="00a5f417"/>
    </style:style>
    <style:style style:name="T56" style:family="text">
      <style:text-properties officeooo:rsid="00a87ebf"/>
    </style:style>
    <style:style style:name="T57" style:family="text">
      <style:text-properties officeooo:rsid="00ab3637"/>
    </style:style>
    <style:style style:name="T58" style:family="text">
      <style:text-properties style:font-name="Liberation Serif" officeooo:rsid="00ab3637" style:font-name-asian="Liberation Serif" style:font-name-complex="Liberation Serif"/>
    </style:style>
    <style:style style:name="T59" style:family="text">
      <style:text-properties style:font-name="Liberation Serif" officeooo:rsid="00ab3637" style:font-name-asian="Liberation Serif"/>
    </style:style>
    <style:style style:name="T60" style:family="text">
      <style:text-properties officeooo:rsid="00ac75f1"/>
    </style:style>
    <style:style style:name="T61" style:family="text">
      <style:text-properties officeooo:rsid="00b43dcf"/>
    </style:style>
    <style:style style:name="T62" style:family="text">
      <style:text-properties officeooo:rsid="00b57f41"/>
    </style:style>
    <style:style style:name="T63" style:family="text">
      <style:text-properties officeooo:rsid="00b8e77b"/>
    </style:style>
    <style:style style:name="T64" style:family="text">
      <style:text-properties fo:font-size="14pt" fo:font-style="normal" style:font-size-asian="14pt" style:font-style-asian="normal" style:font-name-complex="IRKamran" style:font-size-complex="14pt" style:font-style-complex="normal"/>
    </style:style>
    <style:style style:name="T65" style:family="text">
      <style:text-properties fo:font-size="14pt" fo:font-style="normal" officeooo:rsid="00d2ed8f" style:font-size-asian="14pt" style:font-style-asian="normal" style:font-name-complex="IRKamran" style:font-size-complex="14pt" style:font-style-complex="normal"/>
    </style:style>
    <style:style style:name="T66" style:family="text">
      <style:text-properties officeooo:rsid="00bd9fdb"/>
    </style:style>
    <style:style style:name="T67" style:family="text">
      <style:text-properties officeooo:rsid="00bdcab1"/>
    </style:style>
    <style:style style:name="T68" style:family="text">
      <style:text-properties officeooo:rsid="00bf7836"/>
    </style:style>
    <style:style style:name="T69" style:family="text">
      <style:text-properties officeooo:rsid="00bff40c"/>
    </style:style>
    <style:style style:name="T70" style:family="text">
      <style:text-properties officeooo:rsid="00c470d0"/>
    </style:style>
    <style:style style:name="T71" style:family="text">
      <style:text-properties officeooo:rsid="00c58c03"/>
    </style:style>
    <style:style style:name="T72" style:family="text">
      <style:text-properties officeooo:rsid="00c9c4c1"/>
    </style:style>
    <style:style style:name="T73" style:family="text">
      <style:text-properties officeooo:rsid="00ca5b36"/>
    </style:style>
    <style:style style:name="T74" style:family="text">
      <style:text-properties officeooo:rsid="00d23dd4"/>
    </style:style>
    <style:style style:name="T75" style:family="text">
      <style:text-properties officeooo:rsid="00d2ed8f"/>
    </style:style>
    <style:style style:name="T76" style:family="text">
      <style:text-properties officeooo:rsid="00d49bce"/>
    </style:style>
    <style:style style:name="T77" style:family="text">
      <style:text-properties officeooo:rsid="00d7bf97"/>
    </style:style>
    <style:style style:name="T78" style:family="text">
      <style:text-properties officeooo:rsid="00d931b2"/>
    </style:style>
    <style:style style:name="T79" style:family="text">
      <style:text-properties officeooo:rsid="00dbd5f5"/>
    </style:style>
    <style:style style:name="T80" style:family="text">
      <style:text-properties officeooo:rsid="00df4ccd"/>
    </style:style>
    <style:style style:name="T81" style:family="text">
      <style:text-properties officeooo:rsid="00e010da"/>
    </style:style>
    <style:style style:name="T82"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8">مقدمه</text:p>
      <text:p text:style-name="P69"><text:span text:style-name="T13">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3">یک</text:span> چالش <text:span text:style-name="T13">جدی</text:span> برای دانشمندان و محققان بوده است. [8] <text:s/><text:span text:style-name="T14">از آنجا که </text:span><text:s/><text:span text:style-name="T14">استفاده از خازن‌ها در سیستم‌های حسگری به طور گسترده‌ای افزایش می‌یابد، </text:span>تکنیک‌های استخراج سریع ظرفیت <text:span text:style-name="T14">خازنی، اهمیت بیشتری پیدا کرده‌اند.</text:span>[27]</text:p>
      <text:p text:style-name="P72"><text:span text:style-name="T19">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43">رد</text:span><text:span text:style-name="T19">. </text:span><text:span text:style-name="T43">به عنوان مثال </text:span><text:span text:style-name="T19">فرمول ظرفیت الکتریکی یک کرهٔ باردار به صورت دقیق و غیر تقریبی به دست می‌آید </text:span><text:span text:style-name="T19"><draw:g text:anchor-type="as-char" svg:y="-0.1102in" draw:z-index="0" draw:name="Shape1" draw:style-name="gr1"><svg:title>TexMaths</svg:title><svg:desc>12§latex§&amp; C = 4 \pi \varepsilon_0 &amp;§svg§1200§FALSE§</svg:desc><draw:g draw:style-name="gr2"><draw:path draw:style-name="gr3" draw:text-style-name="P78" svg:width="0.7189in" svg:height="0.1264in" svg:x="0in" svg:y="0.0083in" svg:viewBox="0 0 1827 322" svg:d="M914 322c-305 0-609 0-914 0 0-108 0-214 0-322 609 0 1218 0 1827 0 0 108 0 214 0 322-305 0-609 0-913 0z"><text:p/></draw:path><draw:path draw:style-name="gr4" draw:text-style-name="P79"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9"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9"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9"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9"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9"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9"><text:s/>. اما فرمولی که برای ظرفیت الکتریکی دو صفحه باردار استفاده می‌شود، تقریبی است </text:span><text:span text:style-name="T19"><draw:g text:anchor-type="as-char" svg:y="-0.1035in" draw:z-index="1" draw:name="Shape2" draw:style-name="gr1"><svg:title>TexMaths</svg:title><svg:desc>12§latex§&amp; C = \varepsilon_0 \frac{A}{d} &amp;§svg§1200§FALSE§</svg:desc><draw:g draw:style-name="gr2"><draw:path draw:style-name="gr3" draw:text-style-name="P78" svg:width="0.613in" svg:height="0.189in" svg:x="0.0004in" svg:y="0.0091in" svg:viewBox="0 0 1558 481" svg:d="M780 481c-261 0-520 0-780 0 0-160 0-321 0-481 519 0 1039 0 1558 0 0 160 0 321 0 481-259 0-519 0-778 0z"><text:p/></draw:path><draw:path draw:style-name="gr4" draw:text-style-name="P79"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9"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79"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9"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79"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9" svg:width="0.0992in" svg:height="0.0063in" svg:x="0.5228in" svg:y="0.1039in" svg:viewBox="0 0 253 17" svg:d="M126 17c-42 0-84 0-126 0 0-6 0-11 0-17 84 0 169 0 253 0 0 6 0 11 0 17-42 0-85 0-127 0z"><text:p/></draw:path><draw:path draw:style-name="gr4" draw:text-style-name="P79"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9"><text:s/>. در </text:span><text:span text:style-name="T20">اکثر</text:span><text:span text:style-name="T19"> موارد </text:span><text:span text:style-name="T20">برای</text:span><text:span text:style-name="T19"> </text:span><text:span text:style-name="T20">محاسبه </text:span><text:span text:style-name="T19">ظرفیت خازنی </text:span><text:span text:style-name="T20">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73"><text:span text:style-name="T20">یکی از مواردی که در آن محاسبهٔ سریع ظرفیت خازنی مورد نیاز است،‌</text:span><text:span text:style-name="T21">حوزهٔ تست‌های غیر مخرّب است. استفاده از <text:s/>اندازه‌گیری خازنی در تست‌های غیر مخرّب در حال گسترش است. در این روش‌ </text:span><text:span text:style-name="T22">برای به دست آوردن </text:span><text:span text:style-name="T23">ویژگی</text:span><text:span text:style-name="T21">‌</text:span><text:span text:style-name="T23">های مورد نظر</text:span><text:span text:style-name="T22">، </text:span><text:span text:style-name="T23">می</text:span><text:span text:style-name="T24">‌</text:span><text:span text:style-name="T23">توان با تحلیل مسئله معکوس پارامترهای اندازه</text:span><text:span text:style-name="T24">‌</text:span><text:span text:style-name="T23">گیری شده</text:span><text:span text:style-name="T22">، پارامترهای مورد نظر را</text:span><text:span text:style-name="T23"> به دست آورد. </text:span><text:span text:style-name="T22">مثلاً </text:span><text:span text:style-name="T23">در سیستم های مبتنی بر حسگر خازنی مانند </text:span><text:span text:style-name="T43">«</text:span><text:span text:style-name="T23">روش تصویربرداری خازنی</text:span><text:span text:style-name="T43">»</text:span><text:span text:style-name="T23">، ماده </text:span><text:span text:style-name="T43">مورد نظر </text:span><text:span text:style-name="T23">توسط دو الکترود اسکن می شود و ظرفیت الکتریکی بین الکترودها در هر موقعیت ثبت می</text:span><text:span text:style-name="T24">‌</text:span><text:span text:style-name="T23">شود [7،21]. و می توان از آن برای تعیین اندازه و محل عیوب استفاده کرد [19]. روش تصویربرداری خازنی همچنین می</text:span><text:span text:style-name="T24">‌</text:span><text:span text:style-name="T23">تواند بر</text:span><text:span text:style-name="T21">ای تصویربرداری از </text:span><text:span text:style-name="T23">روی </text:span><text:span text:style-name="T21">سطح </text:span><text:span text:style-name="T23">اجسام فلزی استفاده شود و برای ایجاد تصویر سطحی از </text:span><text:span text:style-name="T21">یک جسم (مثلاً یک سکه)</text:span><text:span text:style-name="T23"> به عنوان یک مسئله معکوس استفاده شود [25].</text:span></text:p>
      <text:p text:style-name="P74"><text:span text:style-name="T23">برای حل یک "مسئله معکوس"، ابتدا به یک راه سریع و دقیق برای حل "مسئله </text:span><text:span text:style-name="T21">مستقیم</text:span><text:span text:style-name="T23">" نیاز داری</text:span><text:span text:style-name="T22">م</text:span><text:span text:style-name="T23">. این به این معنی است که محاسبه ظرفیت باید هوشمندانه به گونه ای انجام شود که بدون اتلاف زمان </text:span><text:span text:style-name="T43">پردازنده</text:span><text:span text:style-name="T23"> </text:span><text:span text:style-name="T25">بتوان بارها </text:span><text:span text:style-name="T23">تکرار شود.</text:span></text:p>
      <text:p text:style-name="P74"><text:span text:style-name="T23">این </text:span><text:span text:style-name="T25">پایان‌نامه</text:span><text:span text:style-name="T23"> بر استخراج ظرفیت خازن</text:span><text:span text:style-name="T25">‌</text:span><text:span text:style-name="T23">های شکاف هوا تمرکز دارد. نتایج برای محاسبه ظرفیت خازن های دی الکتریک قابل </text:span><text:span text:style-name="T25">تعمیم است</text:span><text:span text:style-name="T23">. همچنین بسیاری از م</text:span><text:span text:style-name="T25">سائل</text:span><text:span text:style-name="T23"> در مغناطیس استاتیک به دلیل دوگانگی الکتریسیته و مغناطیس </text:span><text:soft-page-break/><text:span text:style-name="T23">به طور مشابه قابل حل است. م</text:span><text:span text:style-name="T25">سائل</text:span><text:span text:style-name="T23">ی مانند بازسازی شکل عیوب در بازرسی نشتی شار مغناطیسی را می توان از این طریق حل کرد [9].</text:span></text:p>
      <text:p text:style-name="P71"/>
      <text:p text:style-name="P69">ظرفیت الکتریکی خازن ها با روش<text:span text:style-name="T44">‌</text:span>های مختلفی مانند روش تفاضل محدود و اجزا محدود [14]، تکنیک مونت کارلو [17،32] و روش <text:span text:style-name="T15">ممان‌</text:span>ها [4] <text:span text:style-name="T44">قابل </text:span>محاسبه است. به جز روش<text:span text:style-name="T44">‌</text:span>های <text:span text:style-name="T44">مبتنی بر فرایند‌های </text:span>تصادفی، بقیه <text:span text:style-name="T44">روش‌ها </text:span>از یک معادله ماتریسی استفاده می<text:span text:style-name="T15">‌</text:span>کنند که باید حل شود تا ظرفیت هندسه مورد نظر به دست آید. اندازه این ماتریس یک پارامتر مهم است که بر زمان مورد نیاز برای محاسبه ظرفیت<text:span text:style-name="T45">، مستقیماً</text:span> تاثیر می<text:span text:style-name="T15">‌</text:span>گذارد.</text:p>
      <text:p text:style-name="P71"/>
      <text:p text:style-name="P75"><text:span text:style-name="T23">اگر روی خازن</text:span><text:span text:style-name="T26">‌</text:span><text:span text:style-name="T23">های شکاف هوا تمرکز کنیم، روش های المان مرزی بهترین انتخاب برای محاسبه می</text:span><text:span text:style-name="T27">‌</text:span><text:span text:style-name="T23">شوند. در غیاب محیط دی الکتریک، فقط مرزهای هوا و فلز باید در نظر گرفته شو</text:span><text:span text:style-name="T26">ن</text:span><text:span text:style-name="T23">د. در روش ممان</text:span><text:span text:style-name="T26">‌ها</text:span><text:span text:style-name="T23"> (MOM)</text:span><text:span text:style-name="T26">،</text:span><text:span text:style-name="T23"> المان</text:span><text:span text:style-name="T26">‌</text:span><text:span text:style-name="T23">ها روی سطوح مرزی قرار می</text:span><text:span text:style-name="T27">‌</text:span><text:span text:style-name="T23">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6">،</text:span><text:span text:style-name="T23"> در روش‌های «</text:span><office:annotation office:name="__Annotation__886_1099844574" loext:resolved="false"><dc:creator>Unknown Author</dc:creator><dc:date>2023-02-12T07:35:47.355601366</dc:date><text:p text:style-name="P77"><text:span text:style-name="T82">آیا لازم است که در پاورقی اسم انگلیسی بیاید و یا باید در همینجا بیاید؟</text:span></text:p></office:annotation><text:span text:style-name="T23">تفا</text:span><text:span text:style-name="T26">ضل</text:span><text:span text:style-name="T23"> محدود</text:span><office:annotation-end office:name="__Annotation__886_1099844574"/><text:span text:style-name="T23">» </text:span><text:span text:style-name="T26">(finite difference)</text:span><text:span text:style-name="T23"> و «المان محدود» </text:span><text:span text:style-name="T26">(finite element)</text:span><text:span text:style-name="T23"> بسیار کوچک است. اگرچه این دو تکنیک یک «ماتریس</text:span><text:span text:style-name="T26"> تُنُک» (sparse matrix) یا خلوت</text:span><text:span text:style-name="T23"> ایجاد می</text:span><text:span text:style-name="T27">‌</text:span><text:span text:style-name="T23">کنند.</text:span><text:span text:style-name="T26"> تکنیک‌های پیشرفته‌ای برای عملیات ماتریسی بر روی <text:s/>ماتریس‌های تُنُک</text:span><text:span text:style-name="T23"> </text:span><text:span text:style-name="T26">وجود دارد. </text:span><text:span text:style-name="T23">اما </text:span><text:span text:style-name="T28">در بیشتر مواقع </text:span><text:span text:style-name="T23">طولانی شدن زمان محاسبات به دلیل اندازه ماتریس نمی</text:span><text:span text:style-name="T27">‌</text:span><text:span text:style-name="T23">تواند با </text:span><text:span text:style-name="T28">این تکنیک‌های پیشرفته</text:span><text:span text:style-name="T26"> </text:span><text:span text:style-name="T23">جبران شود [15،36]. </text:span></text:p>
      <text:p text:style-name="P69">عناصر ماتریس <text:s/><text:span text:style-name="T46">به کار گرفته شده در روش ممان‌ها </text:span>را می<text:span text:style-name="T46">‌</text:span>توان با <text:span text:style-name="T15">انتگرال‌گیری</text:span> سطح<text:span text:style-name="T15">ی</text:span> در مناطق مرزی محاسبه کرد [18]. محاسب<text:span text:style-name="T46">هٔ</text:span> انتگرال<text:span text:style-name="T46">‌ها </text:span>را می<text:span text:style-name="T46">‌</text:span>توان به صورت تحلیلی [1،10،34] یا عددی [11،28] انجام داد. <text:s/><text:span text:style-name="T46">وبرای انجام انتگرال‌گیری</text:span> عددی<text:span text:style-name="T46">،</text:span> می<text:span text:style-name="T46">‌</text:span>توان به طور مستقیم <text:s/><text:span text:style-name="T46">به انتگرال‌گیری پرداخت و </text:span>یا <text:span text:style-name="T46">از</text:span> تکنیک مونت کارلو [24] <text:span text:style-name="T46">استفاده کرد</text:span>. <text:span text:style-name="T46">روش‌های دیگری هم برای محاسبه انتگرال عددی وجود دارد.</text:span> <text:span text:style-name="T46">مثلاً با بسط </text:span>تابع گرین <text:span text:style-name="T46">می‌توان</text:span> پاسخ را به صورت مجم<text:span text:style-name="T46">وع</text:span> عبارات <text:span text:style-name="T46">جبری </text:span>بساز<text:span text:style-name="T46">یم</text:span> [2،12،30،37]. <text:span text:style-name="T46">و در نهایت </text:span>در سال های اخیر، <text:span text:style-name="T46">از </text:span>روش های محاسباتی موازی برای سرعت بخشیدن به محاسبات استفاده شده است. [16،23].</text:p>
      <text:p text:style-name="P70">در این <text:span text:style-name="T50">پایان‌نامه</text:span>، از <text:span text:style-name="T46">یک </text:span>تبدیل انتگرال<text:span text:style-name="T46">ی</text:span> برای حل تحلیلی انتگرال های چهارگانه استفاده شده است که فرمول<text:span text:style-name="T79">‌</text:span>های دقیقی برای ضرایب ماتریس <text:span text:style-name="T46">ممان</text:span><text:span text:style-name="T79">‌</text:span><text:span text:style-name="T46">ها</text:span> بدون تقریب ارائه می<text:span text:style-name="T16">‌</text:span>دهد. این عبارات تحلیلی برای تولید ماتریس<text:span text:style-name="T46">‌های مسأله مورد نظر</text:span> اتصال استفاده شده است. <text:span text:style-name="T46">و در ادامه با حل </text:span>معادله ماتریس<text:span text:style-name="T46">ی، ظرفیت</text:span> الکتریکی خازن صفحه موازی <text:s/><text:span text:style-name="T46">با </text:span>شکاف هوا و خازن مکعب واحد محاسبه شده است. نتایج با روش های تقریبی محاسبه انتگرالی مقایسه شده است. <text:s/><text:span text:style-name="T46">و دقت بسیار خوبی در محاسبات دیده شده است.</text:span></text:p>
      <text:p text:style-name="P69"><text:soft-page-break/><text:span text:style-name="T46">در این پایان‌نامه </text:span>یک مسیر قابل درک برای حل <text:span text:style-name="T16">تحلیلی</text:span> انتگرال<text:span text:style-name="T16">‌</text:span>های چهارگانه و یک فرم بسیار منظم برای نتایج محاسبات تحلیلی ارائه شده است تا به محققان <text:span text:style-name="T46">در محاسبه</text:span> ظرفیت الکتریکی<text:span text:style-name="T46">،</text:span> برای هندسه<text:span text:style-name="T46">‌</text:span>های <text:span text:style-name="T46">دلخواه</text:span> خود <text:span text:style-name="T46">کمک ک</text:span>ند. <text:span text:style-name="T46">برای انجام محاسبات </text:span>یک کد پایتون <text:span text:style-name="T47">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76"><text:span text:style-name="T42">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18T06:44:20.725243038</dc:date>
    <meta:editing-duration>P1DT13H15M12S</meta:editing-duration>
    <meta:editing-cycles>82</meta:editing-cycles>
    <meta:document-statistic meta:table-count="0" meta:image-count="0" meta:object-count="0" meta:page-count="3" meta:paragraph-count="12" meta:word-count="962" meta:character-count="5202" meta:non-whitespace-character-count="4239"/>
  </office:meta>
</office:document-meta>
</file>